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ff.filesAsXsb( File file1 , File file2 , List dif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ff.readersAsText( Reader r1 , String name1 , Reader r2 , String name2 , List dif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.zipEntriesAsXsb( ZipEntry file1 , JarFile jar1 , ZipEntry file2 , JarFile jar2 , List dif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ff.streamsAsXsb( InputStream stream1 , String name1 , InputStream stream2 , String name2 , List dif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ff.jarsAsTypeSystems( JarFile jar1 , JarFile jar2 , List diff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ZipEntryNameComparator.equal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.isDiffIndex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ff.dirsAsTypeSystems( File dir1 , File dir2 , List diff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FileNameComparator.equal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ameComparator.compare( Object object1 , Object objec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bFilenameFilt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EntryNameComparator.compare( Object object1 , Object objec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ff.main( String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